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style="normal" style:text-underline-style="none" fo:background-color="transparent" style:font-size-asian="10.5pt" style:font-style-asian="normal" style:font-size-complex="10.5pt" style:font-style-complex="normal"/>
    </style:style>
    <style:style style:name="P2" style:family="paragraph" style:parent-style-name="BODY">
      <style:paragraph-properties fo:margin-top="0in" fo:margin-bottom="0in" fo:line-height="100%" fo:text-align="start" style:justify-single-word="false"/>
      <style:text-properties fo:font-variant="normal" fo:text-transform="none" fo:color="#000000" style:font-name="Georgia" fo:font-size="10.5pt" fo:letter-spacing="normal" fo:font-style="normal" style:text-underline-style="none" fo:font-weight="normal" fo:background-color="transparent" style:font-size-asian="10.5pt" style:font-style-asian="normal" style:font-size-complex="10.5pt" style:font-style-complex="normal"/>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4"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style:text-underline-style="none" fo:font-weight="normal" fo:background-color="transparent" style:font-size-asian="10.5pt" style:font-style-asian="normal" style:font-size-complex="10.5pt" style:font-style-complex="normal"/>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start" style:justify-single-word="false"/>
      <style:text-properties fo:color="#000000" fo:font-size="10.5pt" fo:font-style="normal" style:text-underline-style="none" fo:background-color="transparent" style:font-size-asian="10.5pt" style:font-style-asian="normal" style:font-size-complex="10.5pt" style:font-style-complex="normal"/>
    </style:style>
    <style:style style:name="P7" style:family="paragraph" style:parent-style-name="Standard">
      <style:paragraph-properties fo:margin-top="0in" fo:margin-bottom="0in" fo:line-height="100%"/>
      <style:text-properties style:font-name="Georgia" fo:font-size="10.5pt" style:font-size-asian="10.5pt" style:font-size-complex="10.5pt"/>
    </style:style>
    <style:style style:name="P8"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style="normal" style:text-underline-style="none" fo:background-color="transparent" style:font-size-asian="10.5pt" style:font-style-asian="normal" style:font-size-complex="10.5pt" style:font-style-complex="normal"/>
    </style:style>
    <style:style style:name="P9" style:family="paragraph" style:parent-style-name="_5b_Normal_5d_">
      <style:paragraph-properties fo:margin-top="0in" fo:margin-bottom="0in" fo:line-height="100%" fo:text-align="start" style:justify-single-word="false"/>
      <style:text-properties fo:font-variant="normal" fo:text-transform="none" fo:color="#000000" style:font-name="Georgia" fo:font-size="10.5pt" fo:letter-spacing="normal" fo:font-style="normal" style:text-underline-style="none" fo:font-weight="normal" fo:background-color="transparent" style:font-size-asian="10.5pt" style:font-style-asian="normal" style:font-size-complex="10.5pt" style:font-style-complex="normal"/>
    </style:style>
    <style:style style:name="T1" style:family="text">
      <style:text-properties fo:font-weight="bold" style:font-weight-asian="bold" style:font-weight-complex="bold"/>
    </style:style>
    <style:style style:name="T2" style:family="text">
      <style:text-properties fo:font-variant="normal" fo:text-transform="none" style:font-name="Georgia" fo:letter-spacing="normal" fo:language="none" fo:country="none" fo:font-weight="normal" style:font-name-asian="Georgia" style:language-asian="none" style:country-asian="none" style:font-name-complex="Georgia" style:language-complex="none" style:country-complex="none"/>
    </style:style>
    <style:style style:name="T3" style:family="text">
      <style:text-properties fo:font-variant="normal" fo:text-transform="none" style:font-name="Georgia" fo:letter-spacing="normal" fo:language="none" fo:country="none" fo:font-weight="bold" style:font-name-asian="Georgia" style:language-asian="none" style:country-asian="none" style:font-weight-asian="bold" style:font-name-complex="Georgia" style:language-complex="none" style:country-complex="none" style:font-weight-complex="bold"/>
    </style:style>
    <style:style style:name="T4" style:family="text">
      <style:text-properties fo:font-variant="normal" fo:text-transform="none" style:font-name="Georgia" fo:letter-spacing="normal" fo:font-weight="bold" style:font-weight-asian="bold" style:font-weight-complex="bold"/>
    </style:style>
    <style:style style:name="T5" style:family="text">
      <style:text-properties fo:font-variant="normal" fo:text-transform="none" style:font-name="Georgia" fo:letter-spacing="normal" fo:font-weight="normal"/>
    </style:style>
    <style:style style:name="T6" style:family="text">
      <style:text-properties fo:font-variant="normal" fo:text-transform="none" style:font-name="Georgia" fo:letter-spacing="normal" fo:language="en" fo:country="US" fo:font-weight="normal" style:font-name-asian="Georgia" style:language-asian="none" style:country-asian="none" style:font-name-complex="Georgia" style:language-complex="none" style:country-complex="none"/>
    </style:style>
    <style:style style:name="T7" style:family="text">
      <style:text-properties fo:color="#000000" style:font-name="Georgia" fo:font-size="10.5pt" fo:language="none" fo:country="none" fo:font-style="normal" style:text-underline-style="solid" style:text-underline-width="auto" style:text-underline-color="font-color" fo:background-color="transparent" style:font-name-asian="Georgia" style:font-size-asian="10.5pt" style:language-asian="none" style:country-asian="none" style:font-style-asian="normal" style:font-name-complex="Georgia" style:font-size-complex="10.5pt" style:language-complex="none" style:country-complex="none" style:font-style-complex="normal"/>
    </style:style>
    <style:style style:name="T8" style:family="text">
      <style:text-properties fo:color="#000000" style:font-name="Georgia" fo:font-size="10.5pt" fo:language="none" fo:country="none" fo:font-style="normal" style:text-underline-style="none" fo:background-color="transparent" style:font-name-asian="Georgia" style:font-size-asian="10.5pt" style:language-asian="none" style:country-asian="none" style:font-style-asian="normal" style:font-name-complex="Georgia" style:font-size-complex="10.5pt" style:language-complex="none" style:country-complex="none" style:font-style-complex="normal"/>
    </style:style>
    <style:style style:name="T9" style:family="text">
      <style:text-properties style:font-name="Georgia" fo:font-size="10.5pt" fo:font-weight="bold" style:font-size-asian="10.5pt" style:font-weight-asian="bold" style:font-size-complex="10.5pt" style:font-weight-complex="bold"/>
    </style:style>
    <style:style style:name="T10" style:family="text">
      <style:text-properties style:font-name="Georgia" fo:font-size="10.5pt" style:font-size-asian="10.5pt" style:font-size-complex="10.5pt"/>
    </style:style>
    <style:style style:name="T11" style:family="text">
      <style:text-properties style:font-name="Georgia" fo:language="none" fo:country="none" style:font-name-asian="Georgia" style:language-asian="none" style:country-asian="none" style:font-name-complex="Georgia" style:language-complex="none" style:country-complex="none"/>
    </style:style>
    <style:style style:name="T12"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3" style:family="text">
      <style:text-properties style:text-position="super 58%" fo:language="none" fo:country="none" style:font-name-asian="Georgia" style:language-asian="none" style:country-asian="none" style:font-name-complex="Georgia" style:language-complex="none" style:country-complex="none"/>
    </style:style>
    <style:style style:name="T14" style:family="text">
      <style:text-properties fo:language="none" fo:country="none" style:font-name-asian="Georgia" style:language-asian="none" style:country-asian="none" style:font-name-complex="Georgia" style:language-complex="none" style:country-complex="none"/>
    </style:style>
    <style:style style:name="T15"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6" style:family="text">
      <style:text-properties fo:language="en" fo:country="US"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Fire of God</text:span></text:p>
      <text:p text:style-name="P7"><text:span text:style-name="T1">Read:</text:span> Exodus 3:2; 13:21; </text:p>
      <text:p text:style-name="P5"><text:span text:style-name="T9">Text:</text:span><text:span text:style-name="T10"> </text:span><text:span text:style-name="T8">Jeremiah 20:9 “Then I said, I will not make mention of him, nor speak any more in his name. But </text:span><text:span text:style-name="T7">His word was in mine heart as a burning fire shut up in my bones</text:span><text:span text:style-name="T8">, and I was weary with forbearing, and I could not stay.”</text:span></text:p>
      <text:p text:style-name="P6"><text:span text:style-name="T4">Introduction:</text:span><text:span text:style-name="T5"> All through the scriptures we read about fire. <text:s/>Many times it is in reference to judgment. <text:s/>This week I was drawn to several scriptures that reference the fire of God as a way that God communicates to and through His people. <text:s/>Our text refers to Jeremiah who says that the Word of God was as a burning fire shut up in his bones. <text:s/>Jeremiah was almost half-way through his prophetic book when he apparently had become weary with preaching a message that no one wanted to heed. <text:s/>The <text:s/>scripture indicates that he wanted to just stop prophesying but the fire burning inside would not allow him to quit. <text:s/>It made Him unable to stay silent. <text:s/>He had to speak because the fire was raging inside of him.</text:span></text:p>
      <text:p text:style-name="P4"><text:span text:style-name="T1">The Fiery Bush:</text:span> When you're watching sheep it is a lonely/boring job. In Exodus 3 Moses encounters a strange sight in the desert. <text:s/>“...<text:span text:style-name="T14">the angel of the LORD appeared unto him in a flame of fire out of the midst of a bush...the bush burned with fire, and the bush was not consumed.” <text:s/>As Moses turns to see this unusual sight he has a direct encounter with God. <text:s/>The purpose of this fire was not to produce heat (it was already hot in the desert). <text:s/>It was not to generate light for it was the middle of the day. <text:s/>So what was the purpose of the fire? <text:s/>This fire was sent to a criminal fugitive who was living in relative comfort. <text:s/>He was a family man, definitely not a people person. <text:s/>What happened to the fire in the bush? <text:s/>God put that fire in the heart of Moses. <text:s/>He, like Jeremiah (in a future generation) would have a fire shut up in his bones that would carry him through many a fiery trial.</text:span></text:p>
      <text:p text:style-name="P4"><text:span text:style-name="T15">The Fiery Beacon:</text:span><text:span text:style-name="T14"> In the 13</text:span><text:span text:style-name="T13">th</text:span><text:span text:style-name="T14"> <text:s/>chapter of Exodus we learn that God uses fire again. <text:s/>This time, the COI are fleeing Egypt. <text:s/></text:span><text:span text:style-name="T16">Pharaoh's</text:span><text:span text:style-name="T14"> army has caught up to them and is threatening to kill or enslave them again. God sends “...a pillar of fire, to give them light...” There is actually a dual blessing from this fire for Pharaoh's army can't pass it to harm the COI and the COI are able to continue to travel at night. <text:s/>The fire shut up in Moses's bones has become a visible miracle for the COI to see.</text:span></text:p>
      <text:p text:style-name="P4"><text:span text:style-name="T15">The Fiery Censer:</text:span><text:span text:style-name="T14"> <text:s/>In Numbers 16 we read about the judgment of God falling on the COI. <text:s/>God had opened up the earth and swallowed up 3 men and their families for coming against god and Moses. <text:s/>The people (those who saw this miracle) get mad at Moses and are coming against him and Aaron. <text:s/>God responds with sending a plague among the accusers. <text:s/>Moses instantly reacts he tells Aaron to: “...Take a censer, and put fire therein from off the altar...and make an atonement for them: for there is wrath gone out from the LORD...” Aaron obeyed: “...he stood between the dead and the living; and the plague was stayed.” The fire of God brought pro-tection from the wrath of God.</text:span></text:p>
      <text:p text:style-name="P4"><text:span text:style-name="T15">The Firey Word:</text:span><text:span text:style-name="T14"> <text:s/>On the day that Moses received the 10 Command-ments We discover that God actually spake to the COI from the midst of the fire. <text:s/>Moses said: “...the LORD delivered unto me two tables of stone written with the finger of God; and on them was written according to all the words, which the LORD spake with you in the mount out of the midst of the fire in the day of the assembly.' <text:s/>God didn't just write the com-mandments with His finger on the stone tablets but He spoke them to the COI from the midst of the fiery mountain; and yet they still made a gold-en calf.</text:span></text:p>
      <text:p text:style-name="P2"><text:span text:style-name="T15">The Fiery Chariot:</text:span><text:span text:style-name="T14"> <text:s/>in II Kings we learn of the prophet Elijah. <text:s/>His time on earth was over. <text:s/>He found his replacement (Elisha). <text:s/>They went down to the river (didn't have a boat or a bridge) so Elijah smacked the water with his mantle and the waters jumped back out of his way &amp; they crossed the river. “What are we waiting for Elijah?” <text:s/>“I've called a taxi.” <text:s/>In a moment there is the neighing of fiery horses and a chariot of fire, sweeps past and <text:s/>scoops up Elijah to take him home.</text:span></text:p>
      <text:p text:style-name="P9"><text:span text:style-name="T14"><text:s text:c="2"/>In the 6</text:span><text:span text:style-name="T13">th</text:span><text:span text:style-name="T14"> chapter of II Kings we find Elisha surrounded by the Syrian army. His servant is fearful until Elisha asks god to open his eyes and he sees the army of God in fiery chariots surrounding the Syrian army. </text:span></text:p>
      <text:p text:style-name="P1"><text:span text:style-name="T3">The Fiery Furnace:</text:span><text:span text:style-name="T2"> <text:s/>The king is mad because these guys aren't willing to bow to his idol. <text:s/>He stokes the fire and cranks up the heat. <text:s/>He orders S, M, &amp; A thrown in. <text:s/>Those who threw them in died from the extreme heat </text:span><text:span text:style-name="T6">emanating</text:span><text:span text:style-name="T2"> from the furnace but not so with S, M &amp; A. <text:s/>They only exper-ienced the burning of the ropes that bound them. <text:s/>They had a personal conversation with Jesus before being ordered to exit the furnace. <text:s/>So what was the purpose of this fiery experience? <text:s/>It was a way for God and these 3 men to meet and talk. <text:s/>Do you think S, M &amp; A ever got over this? <text:s/>It just may be that they totally lost their fear of fire after that.</text:span></text:p>
      <text:p text:style-name="P1"><text:span text:style-name="T12">God's Fiery Response:</text:span><text:span text:style-name="T11"> in I Kings 18 we read about Elijah and his confrontation with the prophets of Baal. <text:s/>He lays down the gauntlet. <text:s/>He sets up the rules for the challenge. <text:s/>He challenges the prophets of Baal to see if their god has any power at all. <text:s/>He takes them to <text:s/>hillside that he has chosen and tells them that he will serve the god who answers by fire. <text:s/>It wasn't a fair contest. <text:s/>The Baal guys didn't even have a god. <text:s/>Elijah had the only God and he knew that his God created fire. </text:span><text:span text:style-name="T2">When the fire of God fell it violated all the rules of fire that God had placed in nature. <text:s/>It burned from the top down, it burned up rocks and it burned up water. <text:s/>The fire of God: we gotta have it.</text:span></text:p>
      <text:p text:style-name="P8"><text:span text:style-name="T12">Conclude:</text:span><text:span text:style-name="T11"> The fire of God is directly tied to the Word of God. <text:s/>You can't have one without the other. <text:s/>Jeremiah tells us that this burning fire was encompassed in his bones. <text:s/>He was compelled to act as a result of the Word of God. <text:s/>(Story of Polycar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6</meta:editing-cycles>
    <meta:creation-date>2014-03-28T17:34:00</meta:creation-date>
    <dc:date>2022-01-26T14:18:38.72</dc:date>
    <meta:editing-duration>P1DT22H22M18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3" meta:word-count="1134" meta:character-count="58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